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52cm" svg:y="1.3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19cm" svg:y="1.3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38cm" svg:y="1.3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19cm" svg:y="1.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581cm" svg:y="1.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19cm" svg:y="1.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381cm" svg:y="1.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81cm" svg:y="1.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43cm" svg:y="1.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81cm" svg:y="1.3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22:38:39.351200952</dc:date>
    <meta:editing-duration>PT9M44S</meta:editing-duration>
    <meta:editing-cycles>4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02cm" svg:y="5.762cm" chart:style-name="ch6">
              <text:p>IQ occupancy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style-name="ch9"/>
            <chart:data-point chart:repeated="19"/>
          </chart:series>
          <chart:series chart:style-name="ch10" chart:values-cell-range-address="local-table.$B$4:.$U$4" chart:label-cell-address="local-table.$A$4" chart:class="chart:bar">
            <chart:data-point chart:repeated="20"/>
          </chart:series>
          <chart:series chart:style-name="ch11" chart:values-cell-range-address="local-table.$B$5:.$U$5" chart:label-cell-address="local-table.$A$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53.04609375">
                <text:p>53.04609375</text:p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</table:table-cell>
              <table:table-cell office:value-type="float" office:value="31.5078125">
                <text:p>31.5078125</text:p>
              </table:table-cell>
              <table:table-cell office:value-type="float" office:value="42.9765625">
                <text:p>42.9765625</text:p>
              </table:table-cell>
              <table:table-cell office:value-type="float" office:value="29.8484375">
                <text:p>29.8484375</text:p>
              </table:table-cell>
              <table:table-cell office:value-type="float" office:value="26.70625">
                <text:p>26.70625</text:p>
              </table:table-cell>
              <table:table-cell office:value-type="float" office:value="29.98046875">
                <text:p>29.98046875</text:p>
              </table:table-cell>
              <table:table-cell office:value-type="float" office:value="23.375">
                <text:p>23.375</text:p>
              </table:table-cell>
              <table:table-cell office:value-type="float" office:value="40.88203125">
                <text:p>40.88203125</text:p>
              </table:table-cell>
              <table:table-cell office:value-type="float" office:value="39.275">
                <text:p>39.275</text:p>
              </table:table-cell>
              <table:table-cell office:value-type="float" office:value="32.18359375">
                <text:p>32.18359375</text:p>
              </table:table-cell>
              <table:table-cell office:value-type="float" office:value="29.35">
                <text:p>29.35</text:p>
              </table:table-cell>
              <table:table-cell office:value-type="float" office:value="22.99453125">
                <text:p>22.99453125</text:p>
              </table:table-cell>
              <table:table-cell office:value-type="float" office:value="36.64296875">
                <text:p>36.64296875</text:p>
              </table:table-cell>
              <table:table-cell office:value-type="float" office:value="36.8734375">
                <text:p>36.8734375</text:p>
              </table:table-cell>
              <table:table-cell office:value-type="float" office:value="33.26015625">
                <text:p>33.26015625</text:p>
              </table:table-cell>
              <table:table-cell office:value-type="float" office:value="33.315625">
                <text:p>33.315625</text:p>
              </table:table-cell>
              <table:table-cell office:value-type="float" office:value="21.95">
                <text:p>21.95</text:p>
              </table:table-cell>
              <table:table-cell office:value-type="float" office:value="49.78828125">
                <text:p>49.78828125</text:p>
              </table:table-cell>
              <table:table-cell office:value-type="float" office:value="38.2015625">
                <text:p>38.2015625</text:p>
              </table:table-cell>
              <table:table-cell office:value-type="float" office:value="NaN">
                <text:p>NaN</text:p>
              </table:table-cell>
              <table:table-cell office:value-type="float" office:value="33.283984375">
                <text:p>33.283984375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46.7703125">
                <text:p>46.7703125</text:p>
              </table:table-cell>
              <table:table-cell office:value-type="float" office:value="67.9875">
                <text:p>67.9875</text:p>
              </table:table-cell>
              <table:table-cell office:value-type="float" office:value="44.04453125">
                <text:p>44.04453125</text:p>
              </table:table-cell>
              <table:table-cell office:value-type="float" office:value="37.60703125">
                <text:p>37.60703125</text:p>
              </table:table-cell>
              <table:table-cell office:value-type="float" office:value="42.95703125">
                <text:p>42.95703125</text:p>
              </table:table-cell>
              <table:table-cell office:value-type="float" office:value="37.7328125">
                <text:p>37.7328125</text:p>
              </table:table-cell>
              <table:table-cell office:value-type="float" office:value="58.946875">
                <text:p>58.946875</text:p>
              </table:table-cell>
              <table:table-cell office:value-type="float" office:value="51.6140625">
                <text:p>51.6140625</text:p>
              </table:table-cell>
              <table:table-cell office:value-type="float" office:value="75.39609375">
                <text:p>75.39609375</text:p>
              </table:table-cell>
              <table:table-cell office:value-type="float" office:value="31.17890625">
                <text:p>31.17890625</text:p>
              </table:table-cell>
              <table:table-cell office:value-type="float" office:value="25.58984375">
                <text:p>25.58984375</text:p>
              </table:table-cell>
              <table:table-cell office:value-type="float" office:value="52.47734375">
                <text:p>52.47734375</text:p>
              </table:table-cell>
              <table:table-cell office:value-type="float" office:value="59.01796875">
                <text:p>59.01796875</text:p>
              </table:table-cell>
              <table:table-cell office:value-type="float" office:value="75.48515625">
                <text:p>75.48515625</text:p>
              </table:table-cell>
              <table:table-cell office:value-type="float" office:value="39.72421875">
                <text:p>39.72421875</text:p>
              </table:table-cell>
              <table:table-cell office:value-type="float" office:value="28.315625">
                <text:p>28.315625</text:p>
              </table:table-cell>
              <table:table-cell office:value-type="float" office:value="84.125">
                <text:p>84.125</text:p>
              </table:table-cell>
              <table:table-cell office:value-type="float" office:value="43.90234375">
                <text:p>43.90234375</text:p>
              </table:table-cell>
              <table:table-cell office:value-type="float" office:value="NaN">
                <text:p>NaN</text:p>
              </table:table-cell>
              <table:table-cell office:value-type="float" office:value="50.1595920138889">
                <text:p>50.1595920138889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31.4890625">
                <text:p>31.4890625</text:p>
              </table:table-cell>
              <table:table-cell office:value-type="float" office:value="50.07578125">
                <text:p>50.07578125</text:p>
              </table:table-cell>
              <table:table-cell office:value-type="float" office:value="30.84609375">
                <text:p>30.84609375</text:p>
              </table:table-cell>
              <table:table-cell office:value-type="float" office:value="27.31953125">
                <text:p>27.31953125</text:p>
              </table:table-cell>
              <table:table-cell office:value-type="float" office:value="42.77734375">
                <text:p>42.77734375</text:p>
              </table:table-cell>
              <table:table-cell office:value-type="float" office:value="25.87578125">
                <text:p>25.87578125</text:p>
              </table:table-cell>
              <table:table-cell office:value-type="float" office:value="42.9390625">
                <text:p>42.9390625</text:p>
              </table:table-cell>
              <table:table-cell office:value-type="float" office:value="50.47421875">
                <text:p>50.47421875</text:p>
              </table:table-cell>
              <table:table-cell office:value-type="float" office:value="75.3703125">
                <text:p>75.3703125</text:p>
              </table:table-cell>
              <table:table-cell office:value-type="float" office:value="31.1828125">
                <text:p>31.1828125</text:p>
              </table:table-cell>
              <table:table-cell office:value-type="float" office:value="25.46875">
                <text:p>25.46875</text:p>
              </table:table-cell>
              <table:table-cell office:value-type="float" office:value="49.59140625">
                <text:p>49.59140625</text:p>
              </table:table-cell>
              <table:table-cell office:value-type="float" office:value="36.8625">
                <text:p>36.8625</text:p>
              </table:table-cell>
              <table:table-cell office:value-type="float" office:value="75.43125">
                <text:p>75.43125</text:p>
              </table:table-cell>
              <table:table-cell office:value-type="float" office:value="39.7203125">
                <text:p>39.7203125</text:p>
              </table:table-cell>
              <table:table-cell office:value-type="float" office:value="22.1203125">
                <text:p>22.1203125</text:p>
              </table:table-cell>
              <table:table-cell office:value-type="float" office:value="83.921875">
                <text:p>83.921875</text:p>
              </table:table-cell>
              <table:table-cell office:value-type="float" office:value="42.5609375">
                <text:p>42.5609375</text:p>
              </table:table-cell>
              <table:table-cell office:value-type="float" office:value="NaN">
                <text:p>NaN</text:p>
              </table:table-cell>
              <table:table-cell office:value-type="float" office:value="43.5570746527778">
                <text:p>43.557074652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